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TS SANCTUARY IS SUPERIOR (8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TS SANCTUARY IS SUPERIOR (8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ce is better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est is better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Hebrews 8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ITS SANCTUARY IS SUPERIOR (8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TS SACRIFICE IS SUPERIOR (8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TS SACRIFICE IS SUPERIOR (8:3-4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evitical priests offered up animals in the earthly sanctuary (8: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amb of God offers up himself in the heavenly sanctuary (8: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Hebrews 8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ITS SANCTUARY IS SUPERIOR (8:1-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TS SACRIFICE IS SUPERIOR (8:3-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TS SECURITY IS SUPERIOR (8:5-1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ITS SECURITY IS SUPERIOR (8:5-13).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The old agreement was mediated by Moses (8:5, 7-8a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old agreement was mediated by Moses (8:5, 7-8a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was ruined by Israel's sin (8:7-8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was written on dead stones (see Ex. 32:15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ITS SECURITY IS SUPERIOR (8:5-13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old agreement was mediated by Moses (8:5, 7-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ew agreement is mediated by Christ (8:6, 8b-1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new agreement is mediated by Christ (8:6, 8b-13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It is restored by Jesus' sacrifice (8:6, 8b-9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t is written on living hearts (8:10-13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ITS SECURITY IS SUPERIOR (8:5-13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old agreement was mediated by Moses (8:5, 7-8a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new agreement is mediated by Christ (8:6, 8b-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Hebrews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ITS SANCTUARY IS SUPERIOR (8:1-2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ITS SACRIFICE IS SUPERIOR (8:3-4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ITS SECURITY IS SUPERIOR (8:5-13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8</dc:title>
    <meta:initial-creator>David STRICKLAND</meta:initial-creator>
    <dc:creator>David STRICKLAND</dc:creator>
    <meta:creation-date>2020-02-24T10:52:42Z</meta:creation-date>
    <dc:date>2020-02-24T10:52:43Z</dc:date>
    <meta:template xlink:href="BibleStudy" xlink:type="simple"/>
    <meta:editing-cycles>1</meta:editing-cycles>
    <meta:editing-duration>PT0S</meta:editing-duration>
    <meta:document-statistic meta:paragraph-count="33" meta:word-count="288"/>
  </office:meta>
</office:document-meta>
</file>